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heSansOffice" svg:font-family="TheSansOffic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text-properties style:font-name="TheSansOffice1"/>
    </style:style>
    <style:style style:name="P3" style:family="paragraph" style:parent-style-name="Table_20_Contents">
      <style:text-properties style:font-name="TheSansOffice1" fo:font-style="italic"/>
    </style:style>
    <style:style style:name="P4" style:family="paragraph" style:parent-style-name="Table_20_Contents">
      <style:text-properties style:font-name="TheSansOffice1" officeooo:paragraph-rsid="00196cef"/>
    </style:style>
    <style:style style:name="P5" style:family="paragraph" style:parent-style-name="Text_20_body">
      <style:text-properties style:font-name="TheSansOffice1"/>
    </style:style>
    <style:style style:name="P6" style:family="paragraph" style:parent-style-name="Heading_20_4">
      <style:text-properties style:font-name="TheSansOffice1"/>
    </style:style>
    <style:style style:name="P7" style:family="paragraph" style:parent-style-name="Text_20_body" style:list-style-name="L2">
      <style:text-properties style:font-name="TheSansOffice1" officeooo:paragraph-rsid="00192917"/>
    </style:style>
    <style:style style:name="P8" style:family="paragraph" style:parent-style-name="Text_20_body" style:list-style-name="L3">
      <style:text-properties style:font-name="TheSansOffice1"/>
    </style:style>
    <style:style style:name="P9" style:family="paragraph" style:parent-style-name="Text_20_body" style:list-style-name="L4">
      <style:text-properties style:font-name="TheSansOffice1"/>
    </style:style>
    <style:style style:name="P10" style:family="paragraph" style:parent-style-name="Text_20_body" style:list-style-name="L5">
      <style:text-properties style:font-name="TheSansOffice1" officeooo:paragraph-rsid="00192917"/>
    </style:style>
    <style:style style:name="P11" style:family="paragraph" style:parent-style-name="Text_20_body" style:list-style-name="L1">
      <style:text-properties style:font-name="TheSansOffice1" officeooo:rsid="001f7c39" officeooo:paragraph-rsid="001f7c39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style:font-name="TheSansOffice1"/>
    </style:style>
    <style:style style:name="P13" style:family="paragraph" style:parent-style-name="Text_20_body" style:list-style-name="L2">
      <style:paragraph-properties fo:margin-top="0cm" fo:margin-bottom="0cm" loext:contextual-spacing="false"/>
      <style:text-properties style:font-name="TheSansOffice1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style:font-name="TheSansOffice1" officeooo:paragraph-rsid="00192917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style:font-name="TheSansOffice1" officeooo:rsid="00192917" officeooo:paragraph-rsid="00192917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style:font-name="TheSansOffice1"/>
    </style:style>
    <style:style style:name="P17" style:family="paragraph" style:parent-style-name="Heading_20_4">
      <style:text-properties style:font-name="TheSansOffice1" officeooo:rsid="001f7c39" officeooo:paragraph-rsid="001f7c39"/>
    </style:style>
    <style:style style:name="T1" style:family="text">
      <style:text-properties style:font-name="TheSansOffice1"/>
    </style:style>
    <style:style style:name="T2" style:family="text">
      <style:text-properties officeooo:rsid="00192917"/>
    </style:style>
    <style:style style:name="T3" style:family="text">
      <style:text-properties officeooo:rsid="00196ce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xml:id="ct52541824" text:id="ct52541824">
          <text:deletion>
            <office:change-info>
              <dc:creator>Nicolas Christener</dc:creator>
              <dc:date>2019-07-10T15:23:17</dc:date>
            </office:change-info>
            <text:list xml:id="list2716838599" text:style-name="L1">
              <text:list-item>
                <text:p text:style-name="P12">Verantwortlich und alleine entscheidungsbefugt für die technische Freigabe zur Veröffentlichung ist ... Software-Entwicklung. </text:p>
              </text:list-item>
              <text:list-item>
                <text:p text:style-name="P12">Über die Veröffentlichung von Code ... Verkauf. </text:p>
              </text:list-item>
            </text:list>
          </text:deletion>
        </text:changed-region>
        <text:changed-region xml:id="ct52545552" text:id="ct52545552">
          <text:insertion>
            <office:change-info>
              <dc:creator>Nicolas Christener</dc:creator>
              <dc:date>2019-07-10T15:23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4">foo</text:h>
      <text:list xml:id="list93604103817484" text:continue-numbering="true" text:style-name="L1">
        <text:list-item>
          <text:p text:style-name="P12"><text:change text:change-id="ct52541824"/><text:change-start text:change-id="ct52545552"/></text:p>
        </text:list-item>
        <text:list-item>
          <text:p text:style-name="P11"><text:change-end text:change-id="ct52545552"/>b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heSansOffice" svg:font-family="TheSansOffic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heSansOffice" fo:font-family="TheSansOffice" style:font-family-generic="swiss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9-07-10T15:15:42.621095734</meta:creation-date>
    <dc:date>2019-07-11T09:35:53.947943462</dc:date>
    <dc:creator>Nicolas Christener</dc:creator>
    <meta:editing-duration>PT21M30S</meta:editing-duration>
    <meta:editing-cycles>6</meta:editing-cycles>
    <meta:generator>LibreOffice/6.2.3.2$Linux_X86_64 LibreOffice_project/20$Build-2</meta:generator>
    <meta:document-statistic meta:table-count="0" meta:image-count="0" meta:object-count="0" meta:page-count="1" meta:paragraph-count="3" meta:word-count="4" meta:character-count="8" meta:non-whitespace-character-count="8"/>
  </office:meta>
</office:document-meta>
</file>